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Set.addTargetfilelist( FileList 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et.logFuture( ResourceCollection rc , ResourceSelector rs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Set.addSrc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eMissingBasedir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et.createTarg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endSet.getNewest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et.logWithModificationTime( Resource r , String w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deMissingBasedir.HideMissingBasedir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et.uptodate( ResourceCollection src , ResourceCollection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pendSet.creat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endSet.addTarget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eMissingBasedir.basedir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endSet.setVerbos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eMissingBasedir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Existent.NonExistent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endSet.getOldest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et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pendSet.getXest( ResourceCollection rc , ResourceComparato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endSet.logMissing( ResourceCollection missing , String wh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endSet.addSrcfilelist( FileList 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eMissingBasedi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